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1" style:family="text">
      <style:text-properties officeooo:rsid="000f59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dame, Monsieur,</text:p>
      <text:p text:style-name="Standard"/>
      <text:p text:style-name="Standard">Je me permets de vous adresser ma candidature pour un stage au sein de votre entreprise prestigieuse, Precia Molen. Je suis actuellement étudiant en Lycée Astier spécialisé en cybersécurité, informatique et réseaux. Malgré les défis et les épreuves que j'ai dû surmonter en tant que réfugié ukrainien, je me suis engagé avec détermination à poursuivre mes études et à m'intégrer dans mon nouvel environnement en France.</text:p>
      <text:p text:style-name="Standard"/>
      <text:p text:style-name="Standard">Ayant vécu les vicissitudes de la guerre en Ukraine, j'ai acquis une résilience et une détermination à toute épreuve. Mon parcours m'a appris l'importance de la persévérance et de l'adaptabilité. Je suis fier d'avoir réussi à obtenir le niveau B1 en français, témoignant de mon engagement à maîtriser cette langue pour poursuivre mes études et intégrer dans la société française.</text:p>
      <text:p text:style-name="Standard"/>
      <text:p text:style-name="Standard">Ma passion pour l'informatique et les réseaux est née de ma volonté de comprendre et de créer dans un monde de plus en plus connecté. J'ai développé des compétences solides en programmation, notamment en langages tels que Java, <text:span text:style-name="T1">JavaScript, </text:span>C# et Python, ainsi qu'en création d'interfaces graphiques et gestion de bases de données. Ces connaissances acquises dans mon cursus scolaire ont été renforcées par mon expérience personnelle et mon désir ardent de m'investir dans ce domaine.</text:p>
      <text:p text:style-name="Standard"/>
      <text:p text:style-name="Standard">La possibilité de mettre mes compétences au service d'une entreprise innovante comme la vôtre chez Precia Molen représente pour moi une opportunité exceptionnelle. Je suis convaincu que votre entreprise offre un environnement propice à l'apprentissage et au développement de compétences dans le domaine de l'informatique industrielle.</text:p>
      <text:p text:style-name="Standard"/>
      <text:p text:style-name="Standard">Mon désir d'apprendre, ma capacité d'adaptation et mon engagement sans faille sont des atouts que je souhaite mettre à profit au sein de votre équipe. Je suis convaincu que ce stage serait non seulement une opportunité pour moi d'acquérir une expérience professionnelle significative, mais également une chance de contribuer positivement à vos projets informatiques.</text:p>
      <text:p text:style-name="Standard"/>
      <text:p text:style-name="Standard">Je serais honoré de pouvoir vous rencontrer pour discuter de ma candidature et des perspectives de stage au sein de votre entreprise. Je reste à votre disposition pour tout complément d'information et vous remercie sincèrement pour l'attention que vous porterez à ma demande.</text:p>
      <text:p text:style-name="Standard"/>
      <text:p text:style-name="Standard">Je vous prie d'agréer, Madame, Monsieur, l'expression de mes salutations distinguées.</text:p>
      <text:p text:style-name="Standard"/>
      <text:p text:style-name="Standard">Cordialement,</text:p>
      <text:p text:style-name="Standard"/>
      <text:p text:style-name="Standard">Pavlo Romanenk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19T01:44:21.758000000</dc:date>
    <meta:editing-duration>PT1M32S</meta:editing-duration>
    <meta:editing-cycles>1</meta:editing-cycles>
    <meta:document-statistic meta:table-count="0" meta:image-count="0" meta:object-count="0" meta:page-count="1" meta:paragraph-count="10" meta:word-count="361" meta:character-count="2386" meta:non-whitespace-character-count="2035"/>
    <meta:generator>LibreOffice/7.3.0.3$Windows_X86_64 LibreOffice_project/0f246aa12d0eee4a0f7adcefbf7c878fc2238db3</meta:generator>
  </office:meta>
</office:document-meta>
</file>